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12pt" officeooo:rsid="000e44b3" officeooo:paragraph-rsid="000e44b3" style:font-size-asian="12pt" style:font-size-complex="12pt"/>
    </style:style>
    <style:style style:name="P2" style:family="paragraph" style:parent-style-name="Standard">
      <style:text-properties officeooo:rsid="000e44b3" officeooo:paragraph-rsid="000e44b3"/>
    </style:style>
    <style:style style:name="P3" style:family="paragraph" style:parent-style-name="Standard" style:list-style-name="L4">
      <style:text-properties officeooo:paragraph-rsid="000e6796"/>
    </style:style>
    <style:style style:name="P4" style:family="paragraph" style:parent-style-name="Standard" style:list-style-name="L4">
      <style:text-properties officeooo:paragraph-rsid="000f64e0"/>
    </style:style>
    <style:style style:name="P5" style:family="paragraph" style:parent-style-name="Standard" style:list-style-name="L5">
      <style:text-properties officeooo:rsid="000f64e0" officeooo:paragraph-rsid="000f64e0"/>
    </style:style>
    <style:style style:name="P6" style:family="paragraph" style:parent-style-name="Standard">
      <style:text-properties officeooo:rsid="000f64e0" officeooo:paragraph-rsid="000f64e0"/>
    </style:style>
    <style:style style:name="P7" style:family="paragraph" style:parent-style-name="Text_20_body" style:list-style-name="L4">
      <style:text-properties officeooo:paragraph-rsid="000e44b3"/>
    </style:style>
    <style:style style:name="P8" style:family="paragraph" style:parent-style-name="Text_20_body" style:list-style-name="L4">
      <style:paragraph-properties fo:margin-top="0cm" fo:margin-bottom="0.106cm" loext:contextual-spacing="false" fo:text-align="start" style:justify-single-word="false" fo:orphans="2" fo:widows="2" fo:padding="0cm" fo:border="none"/>
      <style:text-properties fo:font-variant="normal" fo:text-transform="none" fo:color="#222222" style:font-name="arial" fo:font-size="12pt" fo:letter-spacing="normal" fo:font-style="normal" fo:font-weight="normal"/>
    </style:style>
    <style:style style:name="T1" style:family="text">
      <style:text-properties fo:font-weight="bold"/>
    </style:style>
    <style:style style:name="T2" style:family="text">
      <style:text-properties fo:font-variant="normal" fo:text-transform="none" fo:color="#222222" style:font-name="arial" fo:font-size="12pt" fo:letter-spacing="normal" fo:font-style="normal" fo:font-weight="normal" officeooo:rsid="000e44b3"/>
    </style:style>
    <style:style style:name="T3" style:family="text">
      <style:text-properties officeooo:rsid="000e6796"/>
    </style:style>
    <style:style style:name="T4" style:family="text">
      <style:text-properties officeooo:rsid="000f64e0"/>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 want to go Manali with my friends. I will enjoy with them. We will do adventure also there. Because Manali is good place for advanture.</text:p>
      <text:p text:style-name="P2">In Manali we will do this type of adventure:- <text:s text:c="28"/></text:p>
      <text:list xml:id="list3365362532" text:style-name="L4">
        <text:list-item>
          <text:p text:style-name="P7"><text:span text:style-name="T2">River Rafting – Fight The Gushing Waters.</text:span></text:p>
        </text:list-item>
        <text:list-item>
          <text:p text:style-name="P8">Mountain Biking – Embrace The Adrenaline Rush.</text:p>
        </text:list-item>
        <text:list-item>
          <text:p text:style-name="P8">Mountaineering – <text:span text:style-name="T1">Go</text:span> Beyond Your Comfort.</text:p>
          <text:p text:style-name="P3"><text:span text:style-name="T3">Why Manali, because i want to enjoy again that time. That time i spent with my friends. I made there new friends also. That time it was special for me. Because i did masti with them in Manali. I wan</text:span><text:span text:style-name="T4">t to do again masti and adventure .</text:span><text:span text:style-name="T3"><text:line-break/></text:span></text:p>
          <text:p text:style-name="P3">*<text:span text:style-name="T3">28 sep 2019, i reached Manali with my friends. That we saw big big hills , temples and (vayaas river). </text:span><text:span text:style-name="T4">We got one camp for staying. After few hours we went together one village. The village name (JAGATSUKH). We were going, we did tracking with my friends. It was too much far from camp.</text:span></text:p>
          <text:p text:style-name="P4">* <text:span text:style-name="T4">In Adventure</text:span></text:p>
        </text:list-item>
        <text:list-item>
          <text:p text:style-name="P4"><text:span text:style-name="T4"><text:s/>i did too much adventure. For example:-</text:span></text:p>
        </text:list-item>
      </text:list>
      <text:list xml:id="list807692691" text:style-name="L5">
        <text:list-item>
          <text:p text:style-name="P5">Tracking</text:p>
        </text:list-item>
        <text:list-item>
          <text:p text:style-name="P5">Climb to Hill</text:p>
        </text:list-item>
        <text:list-item>
          <text:p text:style-name="P5">Cross the river</text:p>
        </text:list-item>
        <text:list-item>
          <text:p text:style-name="P5">Ladder bridge</text:p>
        </text:list-item>
        <text:list-item>
          <text:p text:style-name="P5">Tracking bridge</text:p>
        </text:list-item>
        <text:list-item>
          <text:p text:style-name="P5">Running</text:p>
        </text:list-item>
        <text:list-item>
          <text:p text:style-name="P5">Cycle race</text:p>
        </text:list-item>
      </text:list>
      <text:p text:style-name="P6">I want to do again all things in future with my friends. I will do with my__________. _____is my life. I will do with ______.</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2pt" officeooo:rsid="000e44b3" officeooo:paragraph-rsid="000e44b3"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IN FUTURE ADVENTURE </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2T15:16:01.330025287</meta:creation-date>
    <dc:date>2020-07-22T15:50:45.290757549</dc:date>
    <meta:editing-duration>PT20S</meta:editing-duration>
    <meta:editing-cycles>1</meta:editing-cycles>
    <meta:document-statistic meta:table-count="0" meta:image-count="0" meta:object-count="0" meta:page-count="1" meta:paragraph-count="18" meta:word-count="219" meta:character-count="1160" meta:non-whitespace-character-count="938"/>
    <meta:generator>LibreOffice/6.4.3.2$Linux_X86_64 LibreOffice_project/40$Build-2</meta:generator>
  </office:meta>
</office:document-meta>
</file>